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ay Picture</text:p>
      <text:p text:style-name="P1">Dawno nie oglądałam tak słabego odcinka. Na początku zapowiadało się całkiem ciekawie, ale potem było tylko gorzej. Jedyne, co mi się w nim podoba, to morał, który można zrozumieć dwojako: „Nie należy przerzucać swoich ambicji na dzieci” oraz „Dorośli nie zawsze mają rację, więc nie bądź taką pierdołą życiową i uświadom im to”.</text:p>
      <text:p text:style-name="P1">Zachowanie starszych klaczy było okropne. Zupełnie zignorowały marzenia źrebaków, żeby realizować swoje. CMC natomiast wykazały się całkowitą biernością i nic z tym nie zrobiły. Nie potrafię zdecydować, która trójka bardziej mnie irytowała.</text:p>
      <text:p text:style-name="P1">3/10</text:p>
      <text:p text:style-name="P1"/>
      <text:p text:style-name="P1">Gandzia</text:p>
      <text:p text:style-name="P1">A mi ten odcinek bardzo się spodobał. Klimatem nawiązuje do starych „Odlotowych wyścigów”. Postaci zachowują się zgodnie z ich charakterami, zwłaszcza starsze siostry Cutie Mark Crusaders (czy raczej przede wszystkim one). Nieco dziwi jedynie bierna postawa samych źrebaków. Zarówno budowę pojazdów, jak i przebieg samego wyścigu oglądało się z przyjemnością. Do szczęścia brakowało mi tylko skucykowanej ekipy „Top Gear” przewijającej się w tle. Szczerze, trzeba być kobietą, by uznać za słaby odcinek, którego fabuła krąży wokół wyścigów pojazdów mających więcej niż trzy koła.</text:p>
      <text:p text:style-name="P1"/>
      <text:p text:style-name="P1">Cahan</text:p>
      <text:p text:style-name="P1">Średniak. Piosenka nie powala, projekty wozów też. Sam pomysł z budową pojazdów i wyścigiem zacny, ale wykonanie nie wyszło do końca. To, co mnie na wstępie odrzuciło, to trzy nagrody, dzięki czemu było z góry wiadome, kto je wygra. Wolałabym, jakby CMC zbudowały te autka, postarały się, a i tak przegrały w uczciwej walce. Dlaczego? Bo one chyba muszą wygrać w każdym konkursie, choćby nagrodę pocieszenia. Osoba projektująca trasę wyścigu była głupia. Na plus fizyka w kucach oraz morał, który jest całkiem mądry. Ale trochę głupio, że klaczki nie zbuntowały się bardziej otwarcie.</text:p>
      <text:p text:style-name="P1"/>
      <text:p text:style-name="P1">Dolar84</text:p>
      <text:p text:style-name="P1">Kiedy odcinek się rozpoczynał, myślałem, że będzie źle. Nie dość że CMC, to jeszcze fizyka – bleeh! Jednak kiedy już się rozkręciło, to było tylko lepiej. No bo co my tu mamy? Po pierwsze wyraźny ukłon w stronę „Wacky Racers” – w kilku momentach (podczas piosenki) widać wyraźne zapożyczenia z tamtej klasycznej kreskówki. Projekty pojazdów również przywodziły na myśl to, co widzieliśmy kiedyś. Dla osób, które lubią i pamiętają tamtą bajkę to prawdziwa uczta dla oczu. Brakowało tylko sióstr Pie jeżdżących jakimś głazowozem. Zachowanie starszych klaczy, chociaż irytujące, jednak mnie bawiło – od razu skojarzyła mi się sytuacja, gdzie ojciec kupuje synowi jakąś zabawkę, po czym sam zaczyna się nią bawić. Wierzcie lub nie, ale takie zachowanie, kiedyś uważane za irytujące, zaczyna z perspektywy lat wyglądać całkiem zabawnie. Dodajmy do tego fajną piosenkę i szczęśliwe zakończenie. Naprawdę świetny odcinek. No i mamy remis w recenzjach – dwie pozytywne i dwie negatywne.. Ale i tak to my mamy rację! And away they go… on <text:s/>the way-out Wacky (Pony) Racers!</text:p>
      <text:p text:style-name="P1"/>
      <text:p text:style-name="P1"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https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://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derpicdn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.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net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/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img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/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view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/2016/8/6/1218011_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saf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rainbow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+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dash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pinki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+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pi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rarity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applejack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screencap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mem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scootaloo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sweeti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+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bell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_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apple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+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bloom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.</text:a><text:a xlink:type="simple" xlink:href="https://derpicdn.net/img/view/2016/8/6/1218011__safe_rainbow+dash_pinkie+pie_rarity_applejack_screencap_meme_scootaloo_sweetie+belle_apple+bloom.jpeg" text:style-name="Internet_20_link" text:visited-style-name="Visited_20_Internet_20_Link">jpeg</text:a></text:p>
      <text:p text:style-name="P1">źródło: <text:a xlink:type="simple" xlink:href="https://derpibooru.org/1218011?scope=scped8d24f64d1d1f2ca43a816475775c6f68deb5cdd" text:style-name="Internet_20_link" text:visited-style-name="Visited_20_Internet_20_Link">https</text:a><text:a xlink:type="simple" xlink:href="https://derpibooru.org/1218011?scope=scped8d24f64d1d1f2ca43a816475775c6f68deb5cdd" text:style-name="Internet_20_link" text:visited-style-name="Visited_20_Internet_20_Link">://</text:a><text:a xlink:type="simple" xlink:href="https://derpibooru.org/1218011?scope=scped8d24f64d1d1f2ca43a816475775c6f68deb5cdd" text:style-name="Internet_20_link" text:visited-style-name="Visited_20_Internet_20_Link">derpibooru</text:a><text:a xlink:type="simple" xlink:href="https://derpibooru.org/1218011?scope=scped8d24f64d1d1f2ca43a816475775c6f68deb5cdd" text:style-name="Internet_20_link" text:visited-style-name="Visited_20_Internet_20_Link">.</text:a><text:a xlink:type="simple" xlink:href="https://derpibooru.org/1218011?scope=scped8d24f64d1d1f2ca43a816475775c6f68deb5cdd" text:style-name="Internet_20_link" text:visited-style-name="Visited_20_Internet_20_Link">org</text:a><text:a xlink:type="simple" xlink:href="https://derpibooru.org/1218011?scope=scped8d24f64d1d1f2ca43a816475775c6f68deb5cdd" text:style-name="Internet_20_link" text:visited-style-name="Visited_20_Internet_20_Link">/1218011?</text:a><text:a xlink:type="simple" xlink:href="https://derpibooru.org/1218011?scope=scped8d24f64d1d1f2ca43a816475775c6f68deb5cdd" text:style-name="Internet_20_link" text:visited-style-name="Visited_20_Internet_20_Link">scope</text:a><text:a xlink:type="simple" xlink:href="https://derpibooru.org/1218011?scope=scped8d24f64d1d1f2ca43a816475775c6f68deb5cdd" text:style-name="Internet_20_link" text:visited-style-name="Visited_20_Internet_20_Link">=</text:a><text:a xlink:type="simple" xlink:href="https://derpibooru.org/1218011?scope=scped8d24f64d1d1f2ca43a816475775c6f68deb5cdd" text:style-name="Internet_20_link" text:visited-style-name="Visited_20_Internet_20_Link">scped</text:a><text:a xlink:type="simple" xlink:href="https://derpibooru.org/1218011?scope=scped8d24f64d1d1f2ca43a816475775c6f68deb5cdd" text:style-name="Internet_20_link" text:visited-style-name="Visited_20_Internet_20_Link">8</text:a><text:a xlink:type="simple" xlink:href="https://derpibooru.org/1218011?scope=scped8d24f64d1d1f2ca43a816475775c6f68deb5cdd" text:style-name="Internet_20_link" text:visited-style-name="Visited_20_Internet_20_Link">d</text:a><text:a xlink:type="simple" xlink:href="https://derpibooru.org/1218011?scope=scped8d24f64d1d1f2ca43a816475775c6f68deb5cdd" text:style-name="Internet_20_link" text:visited-style-name="Visited_20_Internet_20_Link">24</text:a><text:a xlink:type="simple" xlink:href="https://derpibooru.org/1218011?scope=scped8d24f64d1d1f2ca43a816475775c6f68deb5cdd" text:style-name="Internet_20_link" text:visited-style-name="Visited_20_Internet_20_Link">f</text:a><text:a xlink:type="simple" xlink:href="https://derpibooru.org/1218011?scope=scped8d24f64d1d1f2ca43a816475775c6f68deb5cdd" text:style-name="Internet_20_link" text:visited-style-name="Visited_20_Internet_20_Link">64</text:a><text:a xlink:type="simple" xlink:href="https://derpibooru.org/1218011?scope=scped8d24f64d1d1f2ca43a816475775c6f68deb5cdd" text:style-name="Internet_20_link" text:visited-style-name="Visited_20_Internet_20_Link">d</text:a><text:a xlink:type="simple" xlink:href="https://derpibooru.org/1218011?scope=scped8d24f64d1d1f2ca43a816475775c6f68deb5cdd" text:style-name="Internet_20_link" text:visited-style-name="Visited_20_Internet_20_Link">1</text:a><text:a xlink:type="simple" xlink:href="https://derpibooru.org/1218011?scope=scped8d24f64d1d1f2ca43a816475775c6f68deb5cdd" text:style-name="Internet_20_link" text:visited-style-name="Visited_20_Internet_20_Link">d</text:a><text:a xlink:type="simple" xlink:href="https://derpibooru.org/1218011?scope=scped8d24f64d1d1f2ca43a816475775c6f68deb5cdd" text:style-name="Internet_20_link" text:visited-style-name="Visited_20_Internet_20_Link">1</text:a><text:a xlink:type="simple" xlink:href="https://derpibooru.org/1218011?scope=scped8d24f64d1d1f2ca43a816475775c6f68deb5cdd" text:style-name="Internet_20_link" text:visited-style-name="Visited_20_Internet_20_Link">f</text:a><text:a xlink:type="simple" xlink:href="https://derpibooru.org/1218011?scope=scped8d24f64d1d1f2ca43a816475775c6f68deb5cdd" text:style-name="Internet_20_link" text:visited-style-name="Visited_20_Internet_20_Link">2</text:a><text:a xlink:type="simple" xlink:href="https://derpibooru.org/1218011?scope=scped8d24f64d1d1f2ca43a816475775c6f68deb5cdd" text:style-name="Internet_20_link" text:visited-style-name="Visited_20_Internet_20_Link">ca</text:a><text:a xlink:type="simple" xlink:href="https://derpibooru.org/1218011?scope=scped8d24f64d1d1f2ca43a816475775c6f68deb5cdd" text:style-name="Internet_20_link" text:visited-style-name="Visited_20_Internet_20_Link">43</text:a><text:a xlink:type="simple" xlink:href="https://derpibooru.org/1218011?scope=scped8d24f64d1d1f2ca43a816475775c6f68deb5cdd" text:style-name="Internet_20_link" text:visited-style-name="Visited_20_Internet_20_Link">a</text:a><text:a xlink:type="simple" xlink:href="https://derpibooru.org/1218011?scope=scped8d24f64d1d1f2ca43a816475775c6f68deb5cdd" text:style-name="Internet_20_link" text:visited-style-name="Visited_20_Internet_20_Link">816475775</text:a><text:a xlink:type="simple" xlink:href="https://derpibooru.org/1218011?scope=scped8d24f64d1d1f2ca43a816475775c6f68deb5cdd" text:style-name="Internet_20_link" text:visited-style-name="Visited_20_Internet_20_Link">c</text:a><text:a xlink:type="simple" xlink:href="https://derpibooru.org/1218011?scope=scped8d24f64d1d1f2ca43a816475775c6f68deb5cdd" text:style-name="Internet_20_link" text:visited-style-name="Visited_20_Internet_20_Link">6</text:a><text:a xlink:type="simple" xlink:href="https://derpibooru.org/1218011?scope=scped8d24f64d1d1f2ca43a816475775c6f68deb5cdd" text:style-name="Internet_20_link" text:visited-style-name="Visited_20_Internet_20_Link">f</text:a><text:a xlink:type="simple" xlink:href="https://derpibooru.org/1218011?scope=scped8d24f64d1d1f2ca43a816475775c6f68deb5cdd" text:style-name="Internet_20_link" text:visited-style-name="Visited_20_Internet_20_Link">68</text:a><text:a xlink:type="simple" xlink:href="https://derpibooru.org/1218011?scope=scped8d24f64d1d1f2ca43a816475775c6f68deb5cdd" text:style-name="Internet_20_link" text:visited-style-name="Visited_20_Internet_20_Link">deb</text:a><text:a xlink:type="simple" xlink:href="https://derpibooru.org/1218011?scope=scped8d24f64d1d1f2ca43a816475775c6f68deb5cdd" text:style-name="Internet_20_link" text:visited-style-name="Visited_20_Internet_20_Link">5</text:a><text:a xlink:type="simple" xlink:href="https://derpibooru.org/1218011?scope=scped8d24f64d1d1f2ca43a816475775c6f68deb5cdd" text:style-name="Internet_20_link" text:visited-style-name="Visited_20_Internet_20_Link">cdd</text:a></text:p>
      <text:p text:style-name="P1">Macter4</text:p>
      <text:p text:style-name="P1"><text:soft-page-break/>Jak widzę, mamy tutaj ciekawe starcie pośród recenzentów i aktualnie siły się wyrównały. Jeżeli ktoś zastanawia się, po której stanie stronie, to niech wie, że jestem facetem, oglądałem „Odlotowe wyścigi”, jak i „Top Gear”, a przydepnięcie gazu do podłogi generuje tylko muzykę dla mych uszu. Tak, to był świetny odcinek. Ja wspomnę tylko, co jeszcze przyciągnęło dodatkowo moją uwagę: to Derpy i jakiś kucyk, który pewnie ma imię i historię, ale nie chce mi się jej szukać. Pewnie cześć osób zrobi dokładnie to samo, co ja, czyli zestawi ich w rodzinę, ale tak wcale nie musi być. Było powiedziane, że można zaprosić każdego starszego kucyka do pomocy, a Derpy wygrała przynajmniej raz, więc jest to świetny powód, aby jakiś przypadkowy źrebak poprosił ją o wsparc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9-18T20:57:15.123000000</dc:date>
    <meta:editing-duration>PT18M26S</meta:editing-duration>
    <meta:document-statistic meta:table-count="0" meta:image-count="0" meta:object-count="0" meta:page-count="2" meta:paragraph-count="14" meta:word-count="560" meta:character-count="3842" meta:non-whitespace-character-count="3291"/>
  </office:meta>
</office:document-meta>
</file>